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officeooo:rsid="0004430a" officeooo:paragraph-rsid="0004430a" style:font-size-asian="26pt" style:font-size-complex="26pt"/>
    </style:style>
    <style:style style:name="P2" style:family="paragraph" style:parent-style-name="Standard">
      <style:paragraph-properties fo:text-align="center" style:justify-single-word="false"/>
      <style:text-properties fo:font-size="26pt" officeooo:rsid="0004430a" officeooo:paragraph-rsid="0004430a" style:font-size-asian="26pt" style:font-size-complex="26pt"/>
    </style:style>
    <style:style style:name="P3" style:family="paragraph" style:parent-style-name="Standard">
      <style:paragraph-properties fo:text-align="center" style:justify-single-word="false"/>
      <style:text-properties fo:font-size="28pt" officeooo:rsid="0004430a" officeooo:paragraph-rsid="0004430a" style:font-size-asian="28pt" style:font-size-complex="28pt"/>
    </style:style>
    <style:style style:name="P4" style:family="paragraph" style:parent-style-name="Standard">
      <style:text-properties fo:font-size="20pt" officeooo:rsid="0004430a" officeooo:paragraph-rsid="0004430a" style:font-size-asian="20pt" style:font-size-complex="20pt"/>
    </style:style>
    <style:style style:name="P5" style:family="paragraph" style:parent-style-name="Standard">
      <style:text-properties fo:font-size="20pt" officeooo:rsid="0004430a" officeooo:paragraph-rsid="00242f49" style:font-size-asian="20pt" style:font-size-complex="20pt"/>
    </style:style>
    <style:style style:name="P6" style:family="paragraph" style:parent-style-name="Standard">
      <style:text-properties fo:font-size="20pt" officeooo:rsid="00138bed" officeooo:paragraph-rsid="00258b1e" style:font-size-asian="20pt" style:font-size-complex="20pt"/>
    </style:style>
    <style:style style:name="P7" style:family="paragraph" style:parent-style-name="Standard">
      <style:text-properties fo:font-size="20pt" officeooo:rsid="00258b1e" officeooo:paragraph-rsid="00258b1e" style:font-size-asian="20pt" style:font-size-complex="20pt"/>
    </style:style>
    <style:style style:name="P8" style:family="paragraph" style:parent-style-name="Standard">
      <style:text-properties fo:font-size="20pt" officeooo:rsid="00258b1e" officeooo:paragraph-rsid="00242f49" style:font-size-asian="20pt" style:font-size-complex="20pt"/>
    </style:style>
    <style:style style:name="P9" style:family="paragraph" style:parent-style-name="Standard">
      <style:paragraph-properties fo:text-align="justify" style:justify-single-word="false"/>
      <style:text-properties fo:font-size="14pt" style:text-underline-style="none" fo:font-weight="bold" officeooo:rsid="0005e4b6" officeooo:paragraph-rsid="0005e4b6"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none" fo:font-weight="bold" officeooo:rsid="0005e4b6" officeooo:paragraph-rsid="0006d5a6"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style:text-underline-style="none" officeooo:rsid="0004430a" officeooo:paragraph-rsid="0004430a" style:font-size-asian="14pt" style:font-size-complex="14pt"/>
    </style:style>
    <style:style style:name="P12" style:family="paragraph" style:parent-style-name="Standard">
      <style:paragraph-properties fo:text-align="justify" style:justify-single-word="false"/>
      <style:text-properties fo:font-size="14pt" style:text-underline-style="none" officeooo:rsid="0036c26b" officeooo:paragraph-rsid="0004430a" style:font-size-asian="14pt" style:font-size-complex="14pt"/>
    </style:style>
    <style:style style:name="P13" style:family="paragraph" style:parent-style-name="Standard">
      <style:paragraph-properties fo:text-align="justify" style:justify-single-word="false"/>
      <style:text-properties fo:font-size="14pt" style:text-underline-style="none" officeooo:rsid="0036c26b" officeooo:paragraph-rsid="0041fe15" style:font-size-asian="14pt" style:font-size-complex="14pt"/>
    </style:style>
    <style:style style:name="P14" style:family="paragraph" style:parent-style-name="Standard">
      <style:paragraph-properties fo:text-align="justify" style:justify-single-word="false"/>
      <style:text-properties fo:font-size="14pt" style:text-underline-style="none" officeooo:rsid="0036c26b" officeooo:paragraph-rsid="004391d8" style:font-size-asian="14pt" style:font-size-complex="14pt"/>
    </style:style>
    <style:style style:name="P15" style:family="paragraph" style:parent-style-name="Standard" style:list-style-name="L2">
      <style:paragraph-properties fo:text-align="justify" style:justify-single-word="false"/>
      <style:text-properties fo:font-size="14pt" style:text-underline-style="none" officeooo:rsid="00377e49" officeooo:paragraph-rsid="00377e49" style:font-size-asian="14pt" style:font-size-complex="14pt"/>
    </style:style>
    <style:style style:name="P16" style:family="paragraph" style:parent-style-name="Standard" style:list-style-name="L2">
      <style:paragraph-properties fo:text-align="justify" style:justify-single-word="false"/>
      <style:text-properties fo:font-size="14pt" style:text-underline-style="none" officeooo:rsid="00377e49" officeooo:paragraph-rsid="003a4cec" style:font-size-asian="14pt" style:font-size-complex="14pt"/>
    </style:style>
    <style:style style:name="P17" style:family="paragraph" style:parent-style-name="Standard" style:list-style-name="L2">
      <style:paragraph-properties fo:text-align="justify" style:justify-single-word="false"/>
      <style:text-properties fo:font-size="14pt" style:text-underline-style="none" officeooo:rsid="00387767" officeooo:paragraph-rsid="0038df55" style:font-size-asian="14pt" style:font-size-complex="14pt"/>
    </style:style>
    <style:style style:name="P18" style:family="paragraph" style:parent-style-name="Standard" style:list-style-name="L2">
      <style:paragraph-properties fo:text-align="justify" style:justify-single-word="false"/>
      <style:text-properties fo:font-size="14pt" style:text-underline-style="none" officeooo:rsid="003a4cec" officeooo:paragraph-rsid="003a4cec" style:font-size-asian="14pt" style:font-size-complex="14pt"/>
    </style:style>
    <style:style style:name="P19" style:family="paragraph" style:parent-style-name="Standard" style:list-style-name="L2">
      <style:paragraph-properties fo:text-align="justify" style:justify-single-word="false"/>
      <style:text-properties fo:font-size="14pt" style:text-underline-style="none" officeooo:rsid="003b5c74" officeooo:paragraph-rsid="003b5c74" style:font-size-asian="14pt" style:font-size-complex="14pt"/>
    </style:style>
    <style:style style:name="P20" style:family="paragraph" style:parent-style-name="Standard" style:list-style-name="L2">
      <style:paragraph-properties fo:text-align="start" style:justify-single-word="false"/>
      <style:text-properties fo:font-size="14pt" style:text-underline-style="none" officeooo:rsid="003d6001" officeooo:paragraph-rsid="004391d8" style:font-size-asian="14pt" style:font-size-complex="14pt"/>
    </style:style>
    <style:style style:name="P21" style:family="paragraph" style:parent-style-name="Standard">
      <style:paragraph-properties fo:text-align="justify" style:justify-single-word="false"/>
      <style:text-properties fo:font-size="14pt" style:text-underline-style="none" officeooo:rsid="0005e4b6" officeooo:paragraph-rsid="0005e4b6" style:font-size-asian="14pt" style:font-size-complex="14pt"/>
    </style:style>
    <style:style style:name="P22" style:family="paragraph" style:parent-style-name="Standard">
      <style:paragraph-properties fo:text-align="justify" style:justify-single-word="false"/>
      <style:text-properties fo:font-size="14pt" style:text-underline-style="none" officeooo:rsid="0005e4b6" officeooo:paragraph-rsid="0006d5a6" style:font-size-asian="14pt" style:font-size-complex="14pt"/>
    </style:style>
    <style:style style:name="P23" style:family="paragraph" style:parent-style-name="Standard">
      <style:paragraph-properties fo:text-align="justify" style:justify-single-word="false"/>
      <style:text-properties fo:font-size="14pt" style:text-underline-style="none" officeooo:rsid="00220980" officeooo:paragraph-rsid="00220980" style:font-size-asian="14pt" style:font-size-complex="14pt"/>
    </style:style>
    <style:style style:name="P24" style:family="paragraph" style:parent-style-name="Standard">
      <style:paragraph-properties fo:text-align="justify" style:justify-single-word="false"/>
      <style:text-properties fo:font-size="14pt" style:text-underline-style="none" officeooo:rsid="00220980" officeooo:paragraph-rsid="002252da" style:font-size-asian="14pt" style:font-size-complex="14pt"/>
    </style:style>
    <style:style style:name="P25" style:family="paragraph" style:parent-style-name="Standard">
      <style:paragraph-properties fo:text-align="justify" style:justify-single-word="false"/>
      <style:text-properties fo:font-size="14pt" style:text-underline-style="none" officeooo:rsid="0006d5a6" officeooo:paragraph-rsid="0006d5a6" style:font-size-asian="14pt" style:font-size-complex="14pt"/>
    </style:style>
    <style:style style:name="P26" style:family="paragraph" style:parent-style-name="Standard">
      <style:paragraph-properties fo:text-align="justify" style:justify-single-word="false"/>
      <style:text-properties fo:font-size="14pt" style:text-underline-style="none" officeooo:rsid="0009f15d" officeooo:paragraph-rsid="0009f15d" style:font-size-asian="14pt" style:font-size-complex="14pt"/>
    </style:style>
    <style:style style:name="P27" style:family="paragraph" style:parent-style-name="Standard">
      <style:paragraph-properties fo:text-align="justify" style:justify-single-word="false"/>
      <style:text-properties fo:font-size="14pt" style:text-underline-style="none" officeooo:rsid="000cde8e" officeooo:paragraph-rsid="000cde8e" style:font-size-asian="14pt" style:font-size-complex="14pt"/>
    </style:style>
    <style:style style:name="P28" style:family="paragraph" style:parent-style-name="Standard">
      <style:paragraph-properties fo:text-align="justify" style:justify-single-word="false"/>
      <style:text-properties fo:font-size="14pt" style:text-underline-style="none" officeooo:rsid="0011d177" officeooo:paragraph-rsid="0011d177" style:font-size-asian="14pt" style:font-size-complex="14pt"/>
    </style:style>
    <style:style style:name="P29" style:family="paragraph" style:parent-style-name="Standard">
      <style:paragraph-properties fo:text-align="justify" style:justify-single-word="false"/>
      <style:text-properties fo:font-size="14pt" style:text-underline-style="none" officeooo:rsid="0011d177" officeooo:paragraph-rsid="001578b3" style:font-size-asian="14pt" style:font-size-complex="14pt"/>
    </style:style>
    <style:style style:name="P30" style:family="paragraph" style:parent-style-name="Standard">
      <style:paragraph-properties fo:text-align="justify" style:justify-single-word="false"/>
      <style:text-properties fo:font-size="14pt" style:text-underline-style="none" officeooo:rsid="001578b3" officeooo:paragraph-rsid="001578b3" style:font-size-asian="14pt" style:font-size-complex="14pt"/>
    </style:style>
    <style:style style:name="P31" style:family="paragraph" style:parent-style-name="Standard">
      <style:paragraph-properties fo:text-align="justify" style:justify-single-word="false"/>
      <style:text-properties fo:font-size="14pt" style:text-underline-style="none" officeooo:rsid="0019b644" officeooo:paragraph-rsid="0019b644" style:font-size-asian="14pt" style:font-size-complex="14pt"/>
    </style:style>
    <style:style style:name="P32" style:family="paragraph" style:parent-style-name="Standard">
      <style:paragraph-properties fo:text-align="justify" style:justify-single-word="false"/>
      <style:text-properties fo:font-size="14pt" style:text-underline-style="none" officeooo:rsid="0040971f" officeooo:paragraph-rsid="0040971f" style:font-size-asian="14pt" style:font-size-complex="14pt"/>
    </style:style>
    <style:style style:name="P33" style:family="paragraph" style:parent-style-name="Standard">
      <style:paragraph-properties fo:text-align="justify" style:justify-single-word="false"/>
      <style:text-properties fo:font-size="14pt" style:text-underline-style="none" officeooo:rsid="0040cc67" officeooo:paragraph-rsid="0040cc67" style:font-size-asian="14pt" style:font-size-complex="14pt"/>
    </style:style>
    <style:style style:name="P34" style:family="paragraph" style:parent-style-name="Standard">
      <style:paragraph-properties fo:text-align="justify" style:justify-single-word="false"/>
      <style:text-properties fo:font-size="14pt" style:text-underline-style="none" officeooo:rsid="0040cc67" officeooo:paragraph-rsid="0041fe15" style:font-size-asian="14pt" style:font-size-complex="14pt"/>
    </style:style>
    <style:style style:name="P35" style:family="paragraph" style:parent-style-name="Standard">
      <style:paragraph-properties fo:text-align="justify" style:justify-single-word="false"/>
      <style:text-properties fo:font-size="14pt" style:text-underline-style="none" officeooo:rsid="0040cc67" officeooo:paragraph-rsid="004391d8" style:font-size-asian="14pt" style:font-size-complex="14pt"/>
    </style:style>
    <style:style style:name="P36" style:family="paragraph" style:parent-style-name="Standard" style:list-style-name="L2">
      <style:paragraph-properties fo:text-align="justify" style:justify-single-word="false"/>
      <style:text-properties fo:font-size="14pt" style:text-underline-style="none" officeooo:rsid="0041fe15" officeooo:paragraph-rsid="0041fe15" style:font-size-asian="14pt" style:font-size-complex="14pt"/>
    </style:style>
    <style:style style:name="P37" style:family="paragraph" style:parent-style-name="Standard">
      <style:paragraph-properties fo:text-align="justify" style:justify-single-word="false"/>
      <style:text-properties fo:font-size="14pt" style:text-underline-style="none" officeooo:rsid="0041fe15" officeooo:paragraph-rsid="0041fe15" style:font-size-asian="14pt" style:font-size-complex="14pt"/>
    </style:style>
    <style:style style:name="P38" style:family="paragraph" style:parent-style-name="Standard">
      <style:paragraph-properties fo:text-align="start" style:justify-single-word="false"/>
      <style:text-properties fo:font-size="14pt" style:text-underline-style="none" officeooo:rsid="004391d8" officeooo:paragraph-rsid="004391d8" style:font-size-asian="14pt" style:font-size-complex="14pt"/>
    </style:style>
    <style:style style:name="P39" style:family="paragraph" style:parent-style-name="Standard">
      <style:paragraph-properties fo:text-align="justify" style:justify-single-word="false"/>
      <style:text-properties fo:font-size="14pt" style:text-underline-style="none" officeooo:rsid="004391d8" officeooo:paragraph-rsid="004391d8" style:font-size-asian="14pt" style:font-size-complex="14pt"/>
    </style:style>
    <style:style style:name="P40" style:family="paragraph" style:parent-style-name="Standard">
      <style:paragraph-properties fo:text-align="justify" style:justify-single-word="false"/>
      <style:text-properties fo:font-size="14pt" style:text-underline-style="solid" style:text-underline-width="auto" style:text-underline-color="font-color" officeooo:rsid="0004430a" officeooo:paragraph-rsid="0004430a" style:font-size-asian="14pt" style:font-size-complex="14pt"/>
    </style:style>
    <style:style style:name="P41" style:family="paragraph" style:parent-style-name="Standard">
      <style:paragraph-properties fo:text-align="justify" style:justify-single-word="false"/>
      <style:text-properties fo:font-size="14pt" style:text-underline-style="solid" style:text-underline-width="auto" style:text-underline-color="font-color" officeooo:rsid="0004430a" officeooo:paragraph-rsid="002b1fd8" style:font-size-asian="14pt" style:font-size-complex="14pt"/>
    </style:style>
    <style:style style:name="P42" style:family="paragraph" style:parent-style-name="Standard">
      <style:paragraph-properties fo:text-align="justify" style:justify-single-word="false"/>
      <style:text-properties fo:font-size="14pt" style:text-underline-style="solid" style:text-underline-width="auto" style:text-underline-color="font-color" officeooo:rsid="0005e4b6" officeooo:paragraph-rsid="0005e4b6" style:font-size-asian="14pt" style:font-size-complex="14pt"/>
    </style:style>
    <style:style style:name="P4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430a" officeooo:paragraph-rsid="0004430a"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text-underline-style="solid" style:text-underline-width="auto" style:text-underline-color="font-color" fo:font-weight="bold" officeooo:rsid="001578b3" officeooo:paragraph-rsid="001578b3" style:font-weight-asian="bold" style:font-weight-complex="bold"/>
    </style:style>
    <style:style style:name="P45" style:family="paragraph" style:parent-style-name="Standard">
      <style:paragraph-properties fo:text-align="justify" style:justify-single-word="false"/>
      <style:text-properties officeooo:rsid="000cde8e" officeooo:paragraph-rsid="0010ada9"/>
    </style:style>
    <style:style style:name="P46" style:family="paragraph" style:parent-style-name="Standard">
      <style:paragraph-properties fo:text-align="justify" style:justify-single-word="false"/>
      <style:text-properties officeooo:rsid="000cde8e" officeooo:paragraph-rsid="0011d177"/>
    </style:style>
    <style:style style:name="P47" style:family="paragraph" style:parent-style-name="Standard">
      <style:paragraph-properties fo:text-align="justify" style:justify-single-word="false"/>
      <style:text-properties officeooo:rsid="000cde8e" officeooo:paragraph-rsid="0028093a"/>
    </style:style>
    <style:style style:name="P48" style:family="paragraph" style:parent-style-name="Standard">
      <style:paragraph-properties fo:text-align="justify" style:justify-single-word="false"/>
      <style:text-properties officeooo:rsid="00290b3a" officeooo:paragraph-rsid="00290b3a"/>
    </style:style>
    <style:style style:name="P49" style:family="paragraph" style:parent-style-name="Standard">
      <style:paragraph-properties fo:text-align="justify" style:justify-single-word="false"/>
      <style:text-properties officeooo:rsid="00290b3a" officeooo:paragraph-rsid="002b1fd8"/>
    </style:style>
    <style:style style:name="P50" style:family="paragraph" style:parent-style-name="Standard">
      <style:paragraph-properties fo:text-align="justify" style:justify-single-word="false"/>
      <style:text-properties officeooo:rsid="002cd6da" officeooo:paragraph-rsid="002cd6da"/>
    </style:style>
    <style:style style:name="P51" style:family="paragraph" style:parent-style-name="Standard">
      <style:paragraph-properties fo:text-align="justify" style:justify-single-word="false"/>
      <style:text-properties officeooo:rsid="002ed5eb" officeooo:paragraph-rsid="002ed5eb"/>
    </style:style>
    <style:style style:name="P52" style:family="paragraph" style:parent-style-name="Standard">
      <style:paragraph-properties fo:text-align="justify" style:justify-single-word="false"/>
      <style:text-properties officeooo:rsid="00304f1b" officeooo:paragraph-rsid="0033718b"/>
    </style:style>
    <style:style style:name="P53" style:family="paragraph" style:parent-style-name="Standard">
      <style:paragraph-properties fo:text-align="justify" style:justify-single-word="false"/>
      <style:text-properties officeooo:rsid="00304f1b" officeooo:paragraph-rsid="00351aac"/>
    </style:style>
    <style:style style:name="P54" style:family="paragraph" style:parent-style-name="Standard">
      <style:text-properties fo:font-size="18pt" officeooo:rsid="0005e4b6" officeooo:paragraph-rsid="0005e4b6" style:font-size-asian="18pt" style:font-size-complex="18pt"/>
    </style:style>
    <style:style style:name="P55" style:family="paragraph" style:parent-style-name="Standard">
      <style:paragraph-properties fo:text-align="justify" style:justify-single-word="false"/>
      <style:text-properties officeooo:paragraph-rsid="000cde8e"/>
    </style:style>
    <style:style style:name="P56" style:family="paragraph" style:parent-style-name="Standard" style:list-style-name="L1">
      <style:paragraph-properties fo:text-align="justify" style:justify-single-word="false"/>
      <style:text-properties officeooo:paragraph-rsid="00377e49"/>
    </style:style>
    <style:style style:name="P57" style:family="paragraph" style:parent-style-name="Standard">
      <style:paragraph-properties fo:text-align="justify" style:justify-single-word="false"/>
      <style:text-properties officeooo:rsid="001578b3" officeooo:paragraph-rsid="001578b3"/>
    </style:style>
    <style:style style:name="P58" style:family="paragraph" style:parent-style-name="Standard">
      <style:paragraph-properties fo:text-align="justify" style:justify-single-word="false"/>
      <style:text-properties officeooo:rsid="0017d318" officeooo:paragraph-rsid="0019b644"/>
    </style:style>
    <style:style style:name="P59" style:family="paragraph" style:parent-style-name="Standard">
      <style:paragraph-properties fo:text-align="justify" style:justify-single-word="false"/>
      <style:text-properties officeooo:rsid="0017d318" officeooo:paragraph-rsid="001aa517"/>
    </style:style>
    <style:style style:name="P60" style:family="paragraph" style:parent-style-name="Standard">
      <style:paragraph-properties fo:text-align="justify" style:justify-single-word="false"/>
      <style:text-properties officeooo:rsid="0017d318" officeooo:paragraph-rsid="001ecd06"/>
    </style:style>
    <style:style style:name="P61" style:family="paragraph" style:parent-style-name="Standard">
      <style:paragraph-properties fo:text-align="justify" style:justify-single-word="false"/>
      <style:text-properties officeooo:rsid="002033f8" officeooo:paragraph-rsid="002033f8"/>
    </style:style>
    <style:style style:name="P62" style:family="paragraph" style:parent-style-name="Standard">
      <style:paragraph-properties fo:text-align="justify" style:justify-single-word="false"/>
      <style:text-properties officeooo:rsid="002033f8" officeooo:paragraph-rsid="00220980"/>
    </style:style>
    <style:style style:name="P63" style:family="paragraph" style:parent-style-name="Standard">
      <style:paragraph-properties fo:text-align="justify" style:justify-single-word="false"/>
      <style:text-properties fo:font-weight="bold" officeooo:rsid="003f5dc1" officeooo:paragraph-rsid="003f5dc1" style:font-weight-asian="bold" style:font-weight-complex="bold"/>
    </style:style>
    <style:style style:name="P64" style:family="paragraph" style:parent-style-name="Table_20_Contents">
      <style:paragraph-properties fo:text-align="justify" style:justify-single-word="false"/>
      <style:text-properties fo:font-size="14pt" style:text-underline-style="none" officeooo:rsid="0040cc67" officeooo:paragraph-rsid="0040cc67" style:font-size-asian="14pt" style:font-size-complex="14pt"/>
    </style:style>
    <style:style style:name="P65" style:family="paragraph" style:parent-style-name="Table_20_Contents">
      <style:paragraph-properties fo:text-align="justify" style:justify-single-word="false"/>
      <style:text-properties fo:font-size="14pt" style:text-underline-style="none" officeooo:rsid="0040cc67" officeooo:paragraph-rsid="004391d8" style:font-size-asian="14pt" style:font-size-complex="14pt"/>
    </style:style>
    <style:style style:name="P66" style:family="paragraph" style:parent-style-name="Table_20_Contents">
      <style:paragraph-properties fo:text-align="justify" style:justify-single-word="false"/>
      <style:text-properties fo:font-size="14pt" style:text-underline-style="none" officeooo:rsid="0041fe15" officeooo:paragraph-rsid="0041fe15" style:font-size-asian="14pt" style:font-size-complex="14pt"/>
    </style:style>
    <style:style style:name="P67" style:family="paragraph" style:parent-style-name="Table_20_Contents">
      <style:paragraph-properties fo:text-align="justify" style:justify-single-word="false"/>
      <style:text-properties fo:font-size="14pt" style:text-underline-style="none" officeooo:rsid="0041fe15" officeooo:paragraph-rsid="004391d8" style:font-size-asian="14pt" style:font-size-complex="14pt"/>
    </style:style>
    <style:style style:name="P68" style:family="paragraph" style:parent-style-name="Table_20_Contents">
      <style:paragraph-properties fo:text-align="justify" style:justify-single-word="false"/>
      <style:text-properties fo:font-size="14pt" style:text-underline-style="none" officeooo:rsid="004391d8" officeooo:paragraph-rsid="004391d8" style:font-size-asian="14pt" style:font-size-complex="14pt"/>
    </style:style>
    <style:style style:name="P69" style:family="paragraph" style:parent-style-name="Table_20_Contents">
      <style:paragraph-properties fo:text-align="justify" style:justify-single-word="false"/>
      <style:text-properties fo:font-size="14pt" style:text-underline-style="none" officeooo:rsid="003a4cec" officeooo:paragraph-rsid="004391d8" style:font-size-asian="14pt" style:font-size-complex="14pt"/>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09f15d" style:font-size-asian="14pt" style:font-size-complex="14pt"/>
    </style:style>
    <style:style style:name="T3" style:family="text">
      <style:text-properties fo:font-size="14pt" style:text-underline-style="none" officeooo:rsid="000bc166" style:font-size-asian="14pt" style:font-size-complex="14pt"/>
    </style:style>
    <style:style style:name="T4" style:family="text">
      <style:text-properties fo:font-size="14pt" style:text-underline-style="none" officeooo:rsid="000cde8e" style:font-size-asian="14pt" style:font-size-complex="14pt"/>
    </style:style>
    <style:style style:name="T5" style:family="text">
      <style:text-properties fo:font-size="14pt" style:text-underline-style="none" officeooo:rsid="000e8824" style:font-size-asian="14pt" style:font-size-complex="14pt"/>
    </style:style>
    <style:style style:name="T6" style:family="text">
      <style:text-properties fo:font-size="14pt" style:text-underline-style="none" officeooo:rsid="0010ada9" style:font-size-asian="14pt" style:font-size-complex="14pt"/>
    </style:style>
    <style:style style:name="T7" style:family="text">
      <style:text-properties fo:font-size="14pt" style:text-underline-style="none" officeooo:rsid="0011d177" style:font-size-asian="14pt" style:font-size-complex="14pt"/>
    </style:style>
    <style:style style:name="T8" style:family="text">
      <style:text-properties fo:font-size="14pt" style:text-underline-style="none" officeooo:rsid="0016163e" style:font-size-asian="14pt" style:font-size-complex="14pt"/>
    </style:style>
    <style:style style:name="T9" style:family="text">
      <style:text-properties fo:font-size="14pt" style:text-underline-style="none" officeooo:rsid="00163a96" style:font-size-asian="14pt" style:font-size-complex="14pt"/>
    </style:style>
    <style:style style:name="T10" style:family="text">
      <style:text-properties fo:font-size="14pt" style:text-underline-style="none" officeooo:rsid="0017d318" style:font-size-asian="14pt" style:font-size-complex="14pt"/>
    </style:style>
    <style:style style:name="T11" style:family="text">
      <style:text-properties fo:font-size="14pt" style:text-underline-style="none" officeooo:rsid="00189c49" style:font-size-asian="14pt" style:font-size-complex="14pt"/>
    </style:style>
    <style:style style:name="T12" style:family="text">
      <style:text-properties fo:font-size="14pt" style:text-underline-style="none" officeooo:rsid="0019b644" style:font-size-asian="14pt" style:font-size-complex="14pt"/>
    </style:style>
    <style:style style:name="T13" style:family="text">
      <style:text-properties fo:font-size="14pt" style:text-underline-style="none" officeooo:rsid="001aa517" style:font-size-asian="14pt" style:font-size-complex="14pt"/>
    </style:style>
    <style:style style:name="T14" style:family="text">
      <style:text-properties fo:font-size="14pt" style:text-underline-style="none" officeooo:rsid="001ba8fa" style:font-size-asian="14pt" style:font-size-complex="14pt"/>
    </style:style>
    <style:style style:name="T15" style:family="text">
      <style:text-properties fo:font-size="14pt" style:text-underline-style="none" officeooo:rsid="001ecd06" style:font-size-asian="14pt" style:font-size-complex="14pt"/>
    </style:style>
    <style:style style:name="T16" style:family="text">
      <style:text-properties fo:font-size="14pt" style:text-underline-style="none" officeooo:rsid="00214fc6" style:font-size-asian="14pt" style:font-size-complex="14pt"/>
    </style:style>
    <style:style style:name="T17" style:family="text">
      <style:text-properties fo:font-size="14pt" style:text-underline-style="none" officeooo:rsid="00220980" style:font-size-asian="14pt" style:font-size-complex="14pt"/>
    </style:style>
    <style:style style:name="T18" style:family="text">
      <style:text-properties fo:font-size="14pt" style:text-underline-style="none" officeooo:rsid="00264472" style:font-size-asian="14pt" style:font-size-complex="14pt"/>
    </style:style>
    <style:style style:name="T19" style:family="text">
      <style:text-properties fo:font-size="14pt" style:text-underline-style="none" officeooo:rsid="00276fa7" style:font-size-asian="14pt" style:font-size-complex="14pt"/>
    </style:style>
    <style:style style:name="T20" style:family="text">
      <style:text-properties fo:font-size="14pt" style:text-underline-style="none" officeooo:rsid="0028093a" style:font-size-asian="14pt" style:font-size-complex="14pt"/>
    </style:style>
    <style:style style:name="T21" style:family="text">
      <style:text-properties fo:font-size="14pt" style:text-underline-style="none" officeooo:rsid="002ad7eb" style:font-size-asian="14pt" style:font-size-complex="14pt"/>
    </style:style>
    <style:style style:name="T22" style:family="text">
      <style:text-properties fo:font-size="14pt" style:text-underline-style="none" officeooo:rsid="002b1fd8" style:font-size-asian="14pt" style:font-size-complex="14pt"/>
    </style:style>
    <style:style style:name="T23" style:family="text">
      <style:text-properties fo:font-size="14pt" style:text-underline-style="none" officeooo:rsid="002cd6da" style:font-size-asian="14pt" style:font-size-complex="14pt"/>
    </style:style>
    <style:style style:name="T24" style:family="text">
      <style:text-properties fo:font-size="14pt" style:text-underline-style="none" officeooo:rsid="0031dfb3" style:font-size-asian="14pt" style:font-size-complex="14pt"/>
    </style:style>
    <style:style style:name="T25" style:family="text">
      <style:text-properties fo:font-size="14pt" style:text-underline-style="none" officeooo:rsid="0033718b" style:font-size-asian="14pt" style:font-size-complex="14pt"/>
    </style:style>
    <style:style style:name="T26" style:family="text">
      <style:text-properties fo:font-size="14pt" style:text-underline-style="none" officeooo:rsid="002ed5eb" style:font-size-asian="14pt" style:font-size-complex="14pt"/>
    </style:style>
    <style:style style:name="T27" style:family="text">
      <style:text-properties fo:font-size="14pt" style:text-underline-style="none" officeooo:rsid="0036c26b" style:font-size-asian="14pt" style:font-size-complex="14pt"/>
    </style:style>
    <style:style style:name="T28" style:family="text">
      <style:text-properties fo:font-size="14pt" style:text-underline-style="none" officeooo:rsid="00377e49" style:font-size-asian="14pt" style:font-size-complex="14pt"/>
    </style:style>
    <style:style style:name="T29" style:family="text">
      <style:text-properties fo:font-size="14pt" style:text-underline-style="none" officeooo:rsid="0040971f" style:font-size-asian="14pt" style:font-size-complex="14pt"/>
    </style:style>
    <style:style style:name="T30" style:family="text">
      <style:text-properties fo:font-size="14pt" style:text-underline-style="none" officeooo:rsid="0040cc67" style:font-size-asian="14pt" style:font-size-complex="14pt"/>
    </style:style>
    <style:style style:name="T31" style:family="text">
      <style:text-properties fo:font-size="14pt" style:text-underline-style="none" officeooo:rsid="0041fe15" style:font-size-asian="14pt" style:font-size-complex="14pt"/>
    </style:style>
    <style:style style:name="T32" style:family="text">
      <style:text-properties fo:font-size="14pt" style:text-underline-style="none" fo:font-weight="bold" officeooo:rsid="0009f15d" style:font-size-asian="14pt" style:font-weight-asian="bold" style:font-size-complex="14pt" style:font-weight-complex="bold"/>
    </style:style>
    <style:style style:name="T33" style:family="text">
      <style:text-properties fo:font-size="14pt" style:text-underline-style="none" fo:font-weight="bold" officeooo:rsid="000e8824" style:font-size-asian="14pt" style:font-weight-asian="bold" style:font-size-complex="14pt" style:font-weight-complex="bold"/>
    </style:style>
    <style:style style:name="T34" style:family="text">
      <style:text-properties fo:font-size="14pt" style:text-underline-style="none" fo:font-weight="bold" officeooo:rsid="0010ada9" style:font-size-asian="14pt" style:font-weight-asian="bold" style:font-size-complex="14pt" style:font-weight-complex="bold"/>
    </style:style>
    <style:style style:name="T35" style:family="text">
      <style:text-properties fo:font-size="14pt" style:text-underline-style="none" fo:font-weight="normal" officeooo:rsid="0040971f" style:font-size-asian="14pt" style:font-weight-asian="normal" style:font-size-complex="14pt" style:font-weight-complex="normal"/>
    </style:style>
    <style:style style:name="T36" style:family="text">
      <style:text-properties fo:font-size="14pt" style:font-size-asian="14pt" style:font-size-complex="14pt"/>
    </style:style>
    <style:style style:name="T37" style:family="text">
      <style:text-properties fo:font-size="14pt" officeooo:rsid="0011d177" style:font-size-asian="14pt" style:font-size-complex="14pt"/>
    </style:style>
    <style:style style:name="T38" style:family="text">
      <style:text-properties style:text-underline-style="none"/>
    </style:style>
    <style:style style:name="T39" style:family="text">
      <style:text-properties officeooo:rsid="0006d5a6"/>
    </style:style>
    <style:style style:name="T40" style:family="text">
      <style:text-properties officeooo:rsid="000850d9"/>
    </style:style>
    <style:style style:name="T41" style:family="text">
      <style:text-properties officeooo:rsid="002252da"/>
    </style:style>
    <style:style style:name="T42" style:family="text">
      <style:text-properties officeooo:rsid="00258b1e"/>
    </style:style>
    <style:style style:name="T43" style:family="text">
      <style:text-properties fo:font-weight="bold" style:font-weight-asian="bold" style:font-weight-complex="bold"/>
    </style:style>
    <style:style style:name="T44" style:family="text">
      <style:text-properties fo:font-weight="bold" officeooo:rsid="0006d5a6" style:font-weight-asian="bold" style:font-weight-complex="bold"/>
    </style:style>
    <style:style style:name="T45" style:family="text">
      <style:text-properties officeooo:rsid="0036c26b"/>
    </style:style>
    <style:style style:name="T46" style:family="text">
      <style:text-properties officeooo:rsid="0038df55"/>
    </style:style>
    <style:style style:name="T47" style:family="text">
      <style:text-properties officeooo:rsid="003a4cec"/>
    </style:style>
    <style:style style:name="T48" style:family="text">
      <style:text-properties officeooo:rsid="003b5c74"/>
    </style:style>
    <style:style style:name="T49" style:family="text">
      <style:text-properties style:text-underline-style="solid" style:text-underline-width="auto" style:text-underline-color="font-color"/>
    </style:style>
    <style:style style:name="T50" style:family="text">
      <style:text-properties officeooo:rsid="003f5dc1"/>
    </style:style>
    <style:style style:name="T51" style:family="text">
      <style:text-properties officeooo:rsid="0041fe15"/>
    </style:style>
    <style:style style:name="T52" style:family="text">
      <style:text-properties officeooo:rsid="004391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75.41 – Algoritmos y <text:span text:style-name="T42">P</text:span>rogramación II</text:p>
      <text:p text:style-name="P1"/>
      <text:p text:style-name="P1"/>
      <text:p text:style-name="P2"/>
      <text:p text:style-name="P2">Trabajo Práctico 2: Telefonía Celular V2.0</text:p>
      <text:p text:style-name="P2">Cátedra: Ingeniera Patricia Calvo.</text:p>
      <text:p text:style-name="P2">Primer Cuatrimestre 2016.</text:p>
      <text:p text:style-name="P2"/>
      <text:p text:style-name="P4"/>
      <text:p text:style-name="P4"/>
      <text:p text:style-name="P4"/>
      <text:p text:style-name="P4"/>
      <text:p text:style-name="P4">Grupo 5</text:p>
      <text:p text:style-name="P5"/>
      <text:p text:style-name="P8">Apellido y Nombres<text:tab/><text:tab/><text:tab/><text:tab/>N.º de Padrón</text:p>
      <text:p text:style-name="P7"/>
      <text:p text:style-name="P6">Fariña Noelia Noemí. <text:s text:c="9"/><text:tab/><text:tab/><text:tab/><text:tab/>93025.</text:p>
      <text:p text:style-name="P5">Amurrio Gastón Leonardo. <text:tab/><text:tab/><text:tab/> <text:tab/>93584.</text:p>
      <text:p text:style-name="P7">Jonathan Sierra.<text:tab/><text:tab/><text:tab/><text:tab/><text:tab/><text:tab/><text:tab/>92992.<text:tab/></text:p>
      <text:p text:style-name="P4"><text:s/></text:p>
      <text:p text:style-name="P4"/>
      <text:p text:style-name="P4"/>
      <text:p text:style-name="P4"/>
      <text:p text:style-name="P4"/>
      <text:p text:style-name="P4"/>
      <text:p text:style-name="P54"><text:span text:style-name="T49"/></text:p>
      <text:p text:style-name="P54"><text:soft-page-break/><text:span text:style-name="T49">Informe:</text:span></text:p>
      <text:p text:style-name="P42"/>
      <text:p text:style-name="P42">Objetivo:<text:span text:style-name="T38"> </text:span></text:p>
      <text:p text:style-name="P21">Generar una pieza de software que simule el funcionamiento de un Sistema de Telefonía de Celular Público, sus equipos celulares y las comunicaciones entre los mismos en un determinado día.</text:p>
      <text:p text:style-name="P40"/>
      <text:p text:style-name="P21">Trabajo Práctico:</text:p>
      <text:p text:style-name="P23">En el mencionado trabajo práctico, se decidió trabajar con dos estructuras de listas, “Antenas” y “Equipos”.</text:p>
      <text:p text:style-name="P24">Antenas es la que guarda la información de cada antena con su respectivo nombre, cantidad de equipos que se pueden conectar <text:span text:style-name="T41">y máxima cantidad de equipos conectados</text:span>. También contiene una lista de equipos que se conectaron a ella, <text:span text:style-name="T41">es decir, una lista de equipos que realizaron o recibieron una comunicación utilizando dicha antena.</text:span></text:p>
      <text:p text:style-name="P24"><text:span text:style-name="T41">Equipos es la lista de equipos, contiene la información de cada equipo que se encuentra en el archivo txt con su número e Id. También contiene la cantidad de llamadas realizadas, recibidas, ocupadas y anuladas. Aquí se puede encontrar una lista de las llamadas en las que el equipo estuvo involucrado. Por último tiene un atributo que indica la antena de la última conexión. <text:s text:c="3"/></text:span><text:s/></text:p>
      <text:p text:style-name="P21"/>
      <text:p text:style-name="P21">Para el realización del trabajo práctico se utilizaron los siguientes <text:span text:style-name="T43">TDA:</text:span> </text:p>
      <text:p text:style-name="P9">-<text:span text:style-name="T39">Parsear Linea.</text:span></text:p>
      <text:p text:style-name="P10">-Equipo.</text:p>
      <text:p text:style-name="P9">-Antena.</text:p>
      <text:p text:style-name="P9">-Antena Utilizada.</text:p>
      <text:p text:style-name="P9">-Llamada.</text:p>
      <text:p text:style-name="P9">-Conexión.</text:p>
      <text:p text:style-name="P9">-<text:span text:style-name="T39">Menú de Antena.</text:span></text:p>
      <text:p text:style-name="P9">-<text:span text:style-name="T50">Menú Sistema.</text:span></text:p>
      <text:p text:style-name="P9">-<text:span text:style-name="T39">Lista.</text:span></text:p>
      <text:p text:style-name="P9">-<text:span text:style-name="T39">Nodo. </text:span></text:p>
      <text:p text:style-name="P9"/>
      <text:p text:style-name="P25">Las funciones de los TDA son las siguientes:</text:p>
      <text:p text:style-name="P22"><text:span text:style-name="T44">Parsear Linea:</text:span><text:span text:style-name="T39"> Es el TDA principal. Tiene como propósito abrir y leer el archivo txt y según las diferentes lineas de texto procesar la información. También es el responsable de crear la lista de antenas con su respectiva información. <text:s text:c="3"/></text:span><text:tab/></text:p>
      <text:p text:style-name="P25"/>
      <text:p text:style-name="P25"><text:span text:style-name="T43">Equipo:</text:span> <text:span text:style-name="T40">Es el TDA que se encarga de guardar la información de cada equipo celular. Esta contiene su respectivo número, id, lista de la información de las distintas llamadas, última antena conectada y por último las cantidades de los distintos tipos de llamadas (Entrantes, salientes, ocupados y anuladas) </text:span></text:p>
      <text:p text:style-name="P26"/>
      <text:p text:style-name="P26"><text:span text:style-name="T43">Antena:</text:span> Es el TDA que guarda la información de cada tipo de antena, incluye el <text:soft-page-break/>nombre de la antena, cantidad de conexiones que soporta la antena, la cantidad de <text:s/>equipos conectados y una lista de equipos que realizaron una conexión o varias en la antena.</text:p>
      <text:p text:style-name="P26"/>
      <text:p text:style-name="P26"><text:span text:style-name="T43">Antena Utilizada:</text:span> Este TDA solo guarda el nombre de la antena a la cuál se conecta un equipo, el minuto en el cuál se conecta a dicha antena y el minuto en que finaliza la conexión.</text:p>
      <text:p text:style-name="P26"/>
      <text:p text:style-name="P55"><text:span text:style-name="T32">Llamada:</text:span><text:span text:style-name="T2"> </text:span><text:span text:style-name="T3">Este TDA guarda como dice su nombre, la información que un equipo realiza al hacer una llamada, es decir, una lista de las antenas que utilizo al realizar la llamada, </text:span><text:span text:style-name="T4">si la llamada fue realiza, si fue una llamada que realizo un equipo, si </text:span><text:span text:style-name="T5">estuvo</text:span><text:span text:style-name="T4"> ocupado y si la llamada está finalizada.</text:span></text:p>
      <text:p text:style-name="P27"/>
      <text:p text:style-name="P27"><text:span text:style-name="T43">Conexión:</text:span> Este TDA guarda el nombre de la antena y si esta conectado o no. Es decir es utilizado por el TDA equipo para saber cuál es la última antena que utilizo.</text:p>
      <text:p text:style-name="P27"/>
      <text:p text:style-name="P45"><text:span text:style-name="T33">Menú de Antena:</text:span><text:span text:style-name="T5"> Es uno de los TDA que realiza las funciones del menú que interactúa con el usuario, contiene dos listas una con las antenas que tiene el sistema y otra con los equipos que se conectaron a dichas antenas. </text:span><text:span text:style-name="T6">Realiza las funciones que muestran al usuario la información de cada antena, como por ejemplo el equipo que más hablo, más llamo y las llamadas ocupadas.</text:span></text:p>
      <text:p text:style-name="P45"><text:span text:style-name="T6"/></text:p>
      <text:p text:style-name="P63"><text:span text:style-name="T6">M</text:span><text:span text:style-name="T1">enú Sistema: </text:span><text:span text:style-name="T35">Este TDA realiza las funciones del menú que corresponde a lecturas de la lista equipos. Muestra por pantalla por ejemplo el detalle de llamadas entre el celular X y el celular Y, los celulares que mas hablaron, llamaron, dieron ocupado y detalles de cada equipo de todo el Sistema.</text:span></text:p>
      <text:p text:style-name="P32"/>
      <text:p text:style-name="P46"><text:span text:style-name="T34">Lista:</text:span><text:span text:style-name="T6"> Es el TDA lista, guarda la información </text:span><text:span text:style-name="T7">según corresponda,</text:span><text:span text:style-name="T6"> </text:span><text:span text:style-name="T7">dentro de un nodo, en una lista simplemente enlazada.</text:span></text:p>
      <text:p text:style-name="P28"/>
      <text:p text:style-name="P29"><text:span text:style-name="T43">Nodo:</text:span> Es el TDA utilizado en el TDA lista, contiene la información que se requiere guardar.</text:p>
      <text:p text:style-name="P29"/>
      <text:p text:style-name="P29"/>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pan text:style-name="T37"/></text:p>
      <text:p text:style-name="P44"><text:soft-page-break/><text:span text:style-name="T37">M</text:span><text:span text:style-name="T36">anual del Programador</text:span></text:p>
      <text:p text:style-name="P30"/>
      <text:p text:style-name="P57"><text:span text:style-name="T1">El programa comienza cuando se le pide al usuario que ingrese el nombre del archivo txt, este es un </text:span><text:span text:style-name="T10">método</text:span><text:span text:style-name="T1"> de la clase Parsear </text:span><text:span text:style-name="T12">Líneas</text:span><text:span text:style-name="T1"> y comienza a leer las distintas l</text:span><text:span text:style-name="T12">í</text:span><text:span text:style-name="T1">neas del archivo. </text:span><text:span text:style-name="T9">Al comienzo del archivo se encuentra todo </text:span><text:span text:style-name="T1">la información de las distintas antenas. </text:span><text:span text:style-name="T8">Esta información es guardada en una lista “Antenas”</text:span><text:span text:style-name="T9">,</text:span><text:span text:style-name="T8"> cada una </text:span><text:span text:style-name="T10">de ellas</text:span><text:span text:style-name="T8"> contiene su nombre y la </text:span><text:span text:style-name="T10">máxima</text:span><text:span text:style-name="T8"> cantidad de equipo que se pueden conectar.</text:span></text:p>
      <text:p text:style-name="P58"><text:span text:style-name="T8">A </text:span><text:span text:style-name="T1">continuación se leen las siguientes lineas, que corresponden a las conexiones y desconexiones de distintos equipos con sus respectivas antenas </text:span><text:span text:style-name="T11">y los registros de las distintas llamadas. Cada vez que se lee una conexión se crea un equipo con su respectivo número y se guarda en la lista “Equipos”, </text:span><text:span text:style-name="T12">en caso que el equipo no exista, en caso contrario se actualiza la información de equipo. </text:span></text:p>
      <text:p text:style-name="P31">Cada equipo tiene como atributo privado una lista de “Llamadas” y esta a la vez esta contiene una lista de “Antenas Utilizadas”.</text:p>
      <text:p text:style-name="P59"><text:span text:style-name="T12">Si el “Parseo” encuentra una línea con el string “Inicio” se crea una </text:span><text:span text:style-name="T13">una “Llamada”, validando antes si esa llamada puede ser realizada, es decir, cada equipo de la respectiva llamada tiene que estar conectado a una antena, y a la vez los equipos involucrados tiene que estar listos para recibir o realizar una llamada.</text:span></text:p>
      <text:p text:style-name="P60"><text:span text:style-name="T13">Esto es verificado con métodos de la clase “Parsear Líneas”. </text:span><text:span text:style-name="T14">Se buscan en la lista “Equipos” cual fue la ultima antena conectada, y si esta conectada a ella. Luego si el equipo al cual se le desea realizar la llamada no esta ocupado, es decir el equipo tiene una lista de llamadas como atributo privado, en esta lista se busca la ultima llamada y si se encuentra finalizada, se </text:span><text:span text:style-name="T19">crea</text:span><text:span text:style-name="T14"> una nueva llamada en las respectivas listas de “llamadas” de los equipos involucrado</text:span><text:span text:style-name="T15">s.</text:span></text:p>
      <text:p text:style-name="P61"><text:span text:style-name="T14">C</text:span><text:span text:style-name="T1">ada llamada tienen como atributo el tiempo de llamada, que es el dato que se guarda cuando se lee la línea de cada “Inicio” o “Fin” de llamada.</text:span></text:p>
      <text:p text:style-name="P62"><text:span text:style-name="T1">A medida que la clase “Parsear Líneas” va leyendo las sucesivas lineas del archivo y validando cada llamada según corresponda, va sumando </text:span><text:span text:style-name="T16">los contadores de “Equipo” como llamadas entrantes o salientes y también las llamadas ocupadas. </text:span></text:p>
      <text:p text:style-name="P62"><text:span text:style-name="T17">En caso de que un equipo quiera realizar una llamada a un equipo que no esta conectado a una antena, esto se contabilizara como una llamada anulada.</text:span><text:span text:style-name="T1"> </text:span></text:p>
      <text:p text:style-name="P47"><text:span text:style-name="T18">Una vez finalizado el “Parseo” se </text:span><text:span text:style-name="T24">despliega</text:span><text:span text:style-name="T18"> el menú con las diferentes opciones:</text:span></text:p>
      <text:p text:style-name="P47"><text:span text:style-name="T18">“</text:span><text:span text:style-name="T29">Sistema</text:span><text:span text:style-name="T18">” </text:span><text:span text:style-name="T29">y “Antena”, </text:span><text:span text:style-name="T30">y luego</text:span><text:span text:style-name="T29"> el usuario ingresa la opción que corresponda </text:span><text:span text:style-name="T30">a cualquiera de estas.</text:span><text:span text:style-name="T29"> </text:span></text:p>
      <text:p text:style-name="P51"><text:span text:style-name="T20">L</text:span><text:span text:style-name="T1">a clase “Men</text:span><text:span text:style-name="T24">ú</text:span><text:span text:style-name="T1"> </text:span><text:span text:style-name="T29">Sistema</text:span><text:span text:style-name="T1">” es la que contiene los diferentes m</text:span><text:span text:style-name="T24">é</text:span><text:span text:style-name="T1">todos para mostrar por pantalla las opciones que el usuario requiere.</text:span></text:p>
      <text:p text:style-name="P51"><text:span text:style-name="T1">Para mostrar el detalle de llamadas entre el celular X y el celular Y. Lo que hace el método correspondiente, es buscar en la lista “Equipos”, el celular X, y en su lista “Llamadas” al celular Y. Una vez encontrado esto se imprime por pantalla la información correspondiente.</text:span></text:p>
      <text:p text:style-name="P52"><text:span text:style-name="T1">Buscar en la lista “Equipo” el celular que mas habló o le hablaron, el que mas llamó o le llamaron, </text:span><text:span text:style-name="T24">o al que mas le dio ocupado al llamar o al llamarlo, es una tarea que realizan los métodos de una manera bastante similar. Se contabiliza la cantidad según corresponda, de cada lista “Llamada” de cada “Equipo”. Una vez comparadas y encontrada la mayor de ellas, se imprime por pantalla </text:span><text:span text:style-name="T25">el equipo correspondiente.</text:span></text:p>
      <text:p text:style-name="P53"><text:soft-page-break/><text:span text:style-name="T25">Para mostrar por pantalla el detalle de llamada de un equipo particular, se busca en la lista “Equipo”, el equipo correspondiente, y a la vez en la lista de llamadas el detalle de estas. </text:span><text:span text:style-name="T26">Una vez encontrado esto se imprime por pantalla la información </text:span><text:span text:style-name="T30">hallada</text:span><text:span text:style-name="T26">.</text:span></text:p>
      <text:p text:style-name="P53"><text:span text:style-name="T27">Para ver el detalle de cada celular, solo se recorre toda la lista “Equipos”, y se muestra por pantalla la información correspondiente a cada equipo. <text:s/></text:span><text:span text:style-name="T25"><text:s text:c="2"/></text:span><text:span text:style-name="T24"><text:s/></text:span></text:p>
      <text:p text:style-name="P53"><text:span text:style-name="T24"/></text:p>
      <text:p text:style-name="P48"><text:span text:style-name="T20">L</text:span><text:span text:style-name="T1">a clase “Menú Antena” contiene los diferentes métodos para realizar las distintas opciones que requiere.</text:span></text:p>
      <text:p text:style-name="P49"><text:span text:style-name="T20">P</text:span><text:span text:style-name="T1">ara saber cual es el equipo que mas habló de cada antena, </text:span><text:span text:style-name="T21">cada una de ellas tiene una lista de “equipos que</text:span><text:span text:style-name="T1"> </text:span><text:span text:style-name="T21">conectaron”, en ellas se busca la cantidad de minutos de cada llamada se las suma y luego se la va comparando con los restantes equipos que conectaron. </text:span></text:p>
      <text:p text:style-name="P49"><text:span text:style-name="T22">Para las distintas sumas requeridas, la clase “</text:span><text:span text:style-name="T1">Menú Antena</text:span><text:span text:style-name="T22">” tiene diferentes métodos, esto es para el equipo que mas llamó o lo llamaron, al equipo que mas le hablaron, y al equipo que mas le dio ocupado al llamar o al que llamaron. Cada método lee la lista de Antenas y realiza la búsqueda de “equipos que conectaron”, </text:span><text:span text:style-name="T23">según corresponda realiza la suma de llamadas o minutos.</text:span></text:p>
      <text:p text:style-name="P50"><text:span text:style-name="T23">F</text:span><text:span text:style-name="T1">inalmente se imprime por pantalla la información requerida.</text:span></text:p>
      <text:p text:style-name="P4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Manual del Usuario:</text:p>
      <text:p text:style-name="P11"/>
      <text:p text:style-name="P11">Al iniciar el programa, usted debe ingresar el nombre del archivo a leer, con su respectiva extensión, ejemplo: “registro01.txt”. Inmediatamente se encontrara con el siguiente menú:</text:p>
      <text:p text:style-name="P11"/>
      <text:p text:style-name="P33">**************************</text:p>
      <text:p text:style-name="P33">TELEFONIA CELULAR V2.0:</text:p>
      <text:p text:style-name="P33">Opciones de menú :</text:p>
      <text:p text:style-name="P33">1- Sistema (Información sobre todos los celulares)</text:p>
      <text:p text:style-name="P33">2- Antena (Información de cada antena)</text:p>
      <text:p text:style-name="P33">3-Salir.</text:p>
      <text:p text:style-name="P12">***************************</text:p>
      <text:p text:style-name="P33"/>
      <text:p text:style-name="P33">Si desea ver la información sobre los celulares ingrese la opción “1” inmediatamente se mostrara el siguiente menú:</text:p>
      <text:p text:style-name="P64"/>
      <text:p text:style-name="P64">*************************</text:p>
      <text:p text:style-name="P64">Opciones de menú sobre equipos: </text:p>
      <text:p text:style-name="P64">a- Detalle de llamadas entre celular X al celular Y.</text:p>
      <text:p text:style-name="P64">b- Celular que mas hablo.</text:p>
      <text:p text:style-name="P64">c- Celular que mas llamo.</text:p>
      <text:p text:style-name="P64">d- Celular que mas le dio ocupado. </text:p>
      <text:p text:style-name="P64">e- Celular al que mas llamaron.</text:p>
      <text:p text:style-name="P64">f- Celular al que mas le hablaron.</text:p>
      <text:p text:style-name="P64">g- Celular que mas dio ocupado.</text:p>
      <text:p text:style-name="P64">h- Detalle de llamadas emitidas por celular X.</text:p>
      <text:p text:style-name="P64">i- Detalle de llamadas recibidas por el celular Y.</text:p>
      <text:p text:style-name="P64">j- Detalle de llamadas recibidas por el celular X y <text:span text:style-name="T51">realizadas por el celular Y.</text:span></text:p>
      <text:p text:style-name="P64">k- Detalle de Celulares.</text:p>
      <text:p text:style-name="P66">l- Salir.</text:p>
      <text:p text:style-name="P66">***************************</text:p>
      <text:p text:style-name="P66"/>
      <text:list xml:id="list3099115888846322726" text:style-name="L1">
        <text:list-item>
          <text:p text:style-name="P56"><text:span text:style-name="T27">Si desea ver el detalle de llamadas entre el celular X y el celular Y, ingrese la opción “</text:span><text:span text:style-name="T31">a</text:span><text:span text:style-name="T27">”. </text:span><text:span text:style-name="T28">Luego ingrese el número del celular X, oprima enter y a continuación el celular Y. </text:span><text:span text:style-name="T27">Se mostrara por pantalla, la cantidad de llamadas, las antenas utilizadas, la cantidad de tiempo hablado </text:span><text:span text:style-name="T28">y la cantidad de tiempo ocupado.</text:span></text:p>
        </text:list-item>
      </text:list>
      <text:list xml:id="list6617966144152087810" text:style-name="L2">
        <text:list-item>
          <text:p text:style-name="P15">Si desea ver el celular que mas habló de todo el sistema, ingrese la opción “<text:span text:style-name="T51">b</text:span>”. Se mostrara por pantalla el celular correspondiente.</text:p>
        </text:list-item>
        <text:list-item>
          <text:p text:style-name="P15">Si desea ver el celular que mas llamó de todo el sistema, ingrese la opción “<text:span text:style-name="T51">c</text:span>”. Se mostrara por pantalla el celular correspondiente.</text:p>
        </text:list-item>
        <text:list-item>
          <text:p text:style-name="P15">Si desea ver el celular que mas dio ocupado en sus intentos de realizar una llamada de todo el sistema, ingrese la opción “<text:span text:style-name="T51">d</text:span>”. Se mostrara por pantalla el <text:soft-page-break/>celular correspondiente.</text:p>
        </text:list-item>
        <text:list-item>
          <text:p text:style-name="P15">Si desea ver el celular que mas le llamaron de todo el sistema, ingrese la opción “<text:span text:style-name="T51">e</text:span>”. Se mostrara por pantalla el celular correspondiente.</text:p>
        </text:list-item>
        <text:list-item>
          <text:p text:style-name="P15">Si desea ver el celular que mas le hablaron de todo el sistema, ingrese la opción “<text:span text:style-name="T51">f</text:span>”. Se mostrara por pantalla el celular correspondiente.</text:p>
        </text:list-item>
        <text:list-item>
          <text:p text:style-name="P15">Si desea ver el celular que mas dio ocupado de todo el sistema, ingrese la opción “<text:span text:style-name="T51">g</text:span>”. Se mostrara por pantalla el celular correspondiente.</text:p>
        </text:list-item>
        <text:list-item>
          <text:p text:style-name="P17">Si desea ver el detalle de llamadas emitidas po<text:span text:style-name="T46">r el celular X, ingrese la opción “h”. Se mostrara por pantalla el la información del celular correspondiente. </text:span></text:p>
        </text:list-item>
        <text:list-item>
          <text:p text:style-name="P17">Si desea ver el detalle de llamadas <text:span text:style-name="T46">recibidas</text:span> po<text:span text:style-name="T46">r el celular Y, ingrese la opción “i”. Se mostrara por pantalla el la información del celular correspondiente. </text:span></text:p>
        </text:list-item>
        <text:list-item>
          <text:p text:style-name="P17"><text:span text:style-name="T45">Si desea ver el detalle de llamadas recibidas por el celular X y realizadas por el celular Y, ingrese la opción “j”. Luego ingrese el número del celular X, oprima enter y a continuación el celular Y. Se mostrara por pantalla, la cantidad de llamadas, las antenas utilizadas, la cantidad de tiempo hablado y la cantidad de tiempo ocupado.</text:span></text:p>
        </text:list-item>
        <text:list-item>
          <text:p text:style-name="P18">Si desea ver el detalle de los celulares, ingrese la opción “<text:span text:style-name="T51">k</text:span>”. Se mostrara por pantalla el número de celular, ID y antena de la ultima conexión.</text:p>
        </text:list-item>
        <text:list-item>
          <text:p text:style-name="P36">Si desea salir ingrese “l”.</text:p>
          <text:p text:style-name="P18"/>
        </text:list-item>
      </text:list>
      <text:p text:style-name="P37">Cuando sale del menú del sistema se mostrara de nuevo el siguiente menú:</text:p>
      <text:p text:style-name="P34"/>
      <text:p text:style-name="P34">**************************</text:p>
      <text:p text:style-name="P34">TELEFONIA CELULAR V2.0:</text:p>
      <text:p text:style-name="P34">Opciones de menú :</text:p>
      <text:p text:style-name="P34">1- Sistema (Información sobre todos los celulares)</text:p>
      <text:p text:style-name="P34">2- Antena (Información de cada antena)</text:p>
      <text:p text:style-name="P34">3-Salir.</text:p>
      <text:p text:style-name="P13">***************************</text:p>
      <text:p text:style-name="P34"/>
      <text:p text:style-name="P34">Si desea ver la información sobre <text:span text:style-name="T51">cada antena</text:span> ingrese la opción “<text:span text:style-name="T51">2</text:span>” inmediatamente se mostrara el siguiente menú:</text:p>
      <text:p text:style-name="P34"/>
      <text:p text:style-name="P65">*************************</text:p>
      <text:p text:style-name="P65">Opciones de menú sobre <text:span text:style-name="T52">Antenas</text:span>: </text:p>
      <text:p text:style-name="P65"><text:span text:style-name="T52">a</text:span>- Celular que mas hablo <text:span text:style-name="T52">de cada antena.</text:span></text:p>
      <text:p text:style-name="P65"><text:span text:style-name="T52">b</text:span>- Celular que mas llamo <text:span text:style-name="T52">de cada antena</text:span></text:p>
      <text:p text:style-name="P65"><text:span text:style-name="T52">c</text:span>- Celular que mas le dio ocupado <text:span text:style-name="T52">de cada antena.</text:span> </text:p>
      <text:p text:style-name="P65"><text:span text:style-name="T52">d</text:span>- Celular al que mas llamaron <text:span text:style-name="T52">de cada antena</text:span>.</text:p>
      <text:p text:style-name="P65"><text:span text:style-name="T52">e</text:span>- Celular al que mas le hablaron <text:span text:style-name="T52">de cada antena</text:span>.</text:p>
      <text:p text:style-name="P65"><text:span text:style-name="T52">f</text:span>- Celular que mas dio ocupado <text:span text:style-name="T52">de cada antena</text:span>.</text:p>
      <text:p text:style-name="P68">g- Cantidad máxima utilizada concurrentemente de celulares por antena.</text:p>
      <text:p text:style-name="P68">h- Cantidad de llamadas anuladas por falta de capacidad de cada antena. (Ordenado <text:s text:c="7"/><text:tab/>de forma descendiente).</text:p>
      <text:p text:style-name="P68"><text:soft-page-break/>i- Detalles de antena.</text:p>
      <text:p text:style-name="P67"><text:span text:style-name="T52">j</text:span>- Salir.</text:p>
      <text:p text:style-name="P67">***************************</text:p>
      <text:p text:style-name="P69"/>
      <text:list xml:id="list12437153997986" text:continue-numbering="true" text:style-name="L2">
        <text:list-item>
          <text:p text:style-name="P16">Si desea ver el celular que mas habló de <text:span text:style-name="T47">cada antena</text:span>, ingrese la opción “<text:span text:style-name="T52">a</text:span>”. Se mostrara por pantalla <text:span text:style-name="T47">los</text:span> celular<text:span text:style-name="T47">es</text:span> <text:span text:style-name="T47">con su correspondiente antena</text:span>.</text:p>
        </text:list-item>
        <text:list-item>
          <text:p text:style-name="P16">Si desea ver el celular que mas llamó de <text:span text:style-name="T47">cada antena</text:span>, ingrese la opción “<text:span text:style-name="T52">b</text:span>”. Se mostrara por pantalla <text:span text:style-name="T47">los</text:span> celular<text:span text:style-name="T47">es</text:span> <text:span text:style-name="T47">con su</text:span> correspondiente <text:span text:style-name="T47">antena</text:span>.</text:p>
        </text:list-item>
        <text:list-item>
          <text:p text:style-name="P16">Si desea ver el celular que mas dio ocupado en sus intentos de realizar una llamada de <text:span text:style-name="T47">cada antena</text:span> ingrese la opción “<text:span text:style-name="T52">c</text:span>”. Se mostrara por pantalla <text:span text:style-name="T47">los</text:span> celular<text:span text:style-name="T47">es con su</text:span> correspondiente <text:span text:style-name="T47">antena</text:span>.</text:p>
        </text:list-item>
        <text:list-item>
          <text:p text:style-name="P16">Si desea ver el celular que mas le llamaron de <text:span text:style-name="T48">cada antena</text:span>, ingrese la opción “<text:span text:style-name="T52">d</text:span>”. Se mostrara por pantalla <text:span text:style-name="T48">los</text:span> celular<text:span text:style-name="T48">es con su</text:span> correspondiente <text:span text:style-name="T48">antena</text:span>.</text:p>
        </text:list-item>
        <text:list-item>
          <text:p text:style-name="P16">Si desea ver el celular que mas le hablaron de <text:span text:style-name="T48">cada antena</text:span>, ingrese la opción “<text:span text:style-name="T52">e</text:span>”. Se mostrara por pantalla <text:span text:style-name="T48">los</text:span> celular correspondiente <text:span text:style-name="T48">de cada antena</text:span>.</text:p>
        </text:list-item>
        <text:list-item>
          <text:p text:style-name="P16">Si desea ver el celular que mas dio ocupado de <text:span text:style-name="T48">cada antena</text:span>, ingrese la opción “<text:span text:style-name="T52">f</text:span>”. Se mostrara por pantalla <text:span text:style-name="T48">los</text:span> celular<text:span text:style-name="T48">es con su</text:span> correspondiente <text:span text:style-name="T48">antena</text:span>.</text:p>
        </text:list-item>
        <text:list-item>
          <text:p text:style-name="P19">Si desea ver la cantidad máxima de celulares utilizada concurrentemente por antena, ingrese la opción “<text:span text:style-name="T52">g</text:span>”. Se mostrara por pantalla la cantidad máxima de cada con su respectiva antena.</text:p>
        </text:list-item>
        <text:list-item>
          <text:p text:style-name="P19">Si desea ver la cantidad de llamadas anuladas por falta de capacidad de antena, ingrese la opción “<text:span text:style-name="T52">h</text:span>”. Se mostrara por pantalla la cantidad con su correspondiente antena ordenado <text:span text:style-name="T52">de forma</text:span> descendiente.</text:p>
        </text:list-item>
        <text:list-item>
          <text:p text:style-name="P20">Si desea ver el detalle de cada antena, ingrese la opción “<text:span text:style-name="T52">i</text:span>”. Se mostrara por pantalla el nombre, cantidad máxima soportada y la cantidad máxima utilizada, de cada antena del sistema.</text:p>
        </text:list-item>
        <text:list-item>
          <text:p text:style-name="P20"><text:span text:style-name="T52">Si desea salir ingrese “j”.</text:span><text:line-break/></text:p>
        </text:list-item>
      </text:list>
      <text:p text:style-name="P38">Cuando sale del menú Antena se mostrara nuevamente el siguiente menú:</text:p>
      <text:p text:style-name="P38"/>
      <text:p text:style-name="P35">**************************</text:p>
      <text:p text:style-name="P35">TELEFONIA CELULAR V2.0:</text:p>
      <text:p text:style-name="P35">Opciones de menú :</text:p>
      <text:p text:style-name="P35">1- Sistema (Información sobre todos los celulares)</text:p>
      <text:p text:style-name="P35">2- Antena (Información de cada antena)</text:p>
      <text:p text:style-name="P35">3-Salir.</text:p>
      <text:p text:style-name="P14">***************************</text:p>
      <text:p text:style-name="P35"/>
      <text:p text:style-name="P39">Para finalizar el programa ingrese la opció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20:46:53.731875420</meta:creation-date>
    <dc:date>2016-06-03T01:24:35.498334382</dc:date>
    <meta:editing-duration>PT1H47M20S</meta:editing-duration>
    <meta:editing-cycles>19</meta:editing-cycles>
    <meta:generator>LibreOffice/4.4.6.3$Linux_X86_64 LibreOffice_project/40m0$Build-3</meta:generator>
    <meta:document-statistic meta:table-count="0" meta:image-count="0" meta:object-count="0" meta:page-count="8" meta:paragraph-count="138" meta:word-count="2394" meta:character-count="14188" meta:non-whitespace-character-count="11883"/>
  </office:meta>
</office:document-meta>
</file>